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f40" officeooo:paragraph-rsid="00065f40"/>
    </style:style>
    <style:style style:name="P2" style:family="paragraph" style:parent-style-name="Standard">
      <style:text-properties officeooo:rsid="0007fc64" officeooo:paragraph-rsid="0007fc64"/>
    </style:style>
    <style:style style:name="T1" style:family="text">
      <style:text-properties officeooo:rsid="00085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ionner tout les tenracs qui ont un titre <text:span text:style-name="T1">(56 tuples)</text:span></text:p>
      <text:p text:style-name="P1"/>
      <text:p text:style-name="P1">nom, prenoms, avis tenrac laissé sur le repas de libelle « <text:span text:style-name="T1">Tenrac Royal</text:span> » <text:span text:style-name="T1">(15 tuples)</text:span></text:p>
      <text:p text:style-name="P1"/>
      <text:p text:style-name="P1">libelle de tout les repas qui ont une note moyenne superieure à 6 <text:span text:style-name="T1">(22 tuples)</text:span></text:p>
      <text:p text:style-name="P1"/>
      <text:p text:style-name="P1">tous les tenracs qui ont entrenu une machine <text:span text:style-name="T1">(21 tuples)</text:span></text:p>
      <text:p text:style-name="P1"/>
      <text:p text:style-name="P1">reunion qui a accueilli tout les tenracs <text:span text:style-name="T1">(4 tuples)</text:span></text:p>
      <text:p text:style-name="P1"/>
      <text:p text:style-name="P1">tenracs ayant participés à toutes les réunions <text:span text:style-name="T1">(7 tuples)</text:span></text:p>
      <text:p text:style-name="P1"/>
      <text:p text:style-name="P1">titre des tenracs ayant organisé plus de 2 réunions <text:span text:style-name="T1">(8 tuples)</text:span></text:p>
      <text:p text:style-name="P1"/>
      <text:p text:style-name="P1">desserts constitués d’aliments ne contenant pas d’allergènes <text:span text:style-name="T1">(9 tuples)</text:span></text:p>
      <text:p text:style-name="P1"/>
      <text:p text:style-name="P1">toutes les réunions qui ont eu lieu en 2022 dans lesquelles aucun dessert n’a été servi <text:span text:style-name="T1">(4 tuples)</text:span></text:p>
      <text:p text:style-name="P1"/>
      <text:p text:style-name="P1">clubs rattachés directement à l’ordre des tenracs (en gros tout les fils direct de l’ordre des tenracs dans la hierarchie) <text:span text:style-name="T1">(16 tuples)</text:span></text:p>
      <text:p text:style-name="P1"/>
      <text:p text:style-name="P1">Les aliments qui heurtent toutes les croyances possibles <text:span text:style-name="T1">(1 tuple)</text:span></text:p>
      <text:p text:style-name="P1"/>
      <text:p text:style-name="P1">Toutes les machines (nom, modèle) qui ont été entretenues par « Thomas Nguyen » pendant tout le mois d’avril 2025 <text:span text:style-name="T1">(2 tuples)</text:span></text:p>
      <text:p text:style-name="P1"/>
      <text:p text:style-name="P1">afficher la hierarchie complète des clubs <text:span text:style-name="T1">(20 tuples)</text:span></text:p>
      <text:p text:style-name="P1"/>
      <text:p text:style-name="P1">Les entrées, sans allergènes, qui ont étés servies dans la même réunion qu’un plat contenant de la sauce barbecue <text:span text:style-name="T1">(2 tuples)</text:span></text:p>
      <text:p text:style-name="P1"/>
      <text:p text:style-name="P2">Les tenracs ayant participés à toutes les reunions organisées par « Daphnée Gouin » <text:span text:style-name="T1">(11 tuples)</text:span></text:p>
      <text:p text:style-name="P2"/>
      <text:p text:style-name="P2">Les plats qui ont besoin d’une machine entretenue il y a moins de 6 mois. <text:span text:style-name="T1">(21 tuples)</text:span></text:p>
      <text:p text:style-name="P2"/>
      <text:p text:style-name="P2">Toutes les réunions où on été servis, précisément, une entrée, un plat et un dessert. <text:span text:style-name="T1">(6 tuples)</text:span></text:p>
      <text:p text:style-name="P2"/>
      <text:p text:style-name="P2">Toutes les réunions auxquelles « Jean Louis » n’aurait pas pu participer car chacun des repas contenait au moins un de ses allergènes/s’opposait à l’une de ses croyances. <text:span text:style-name="T1">(1 tuple)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10:52:21.331080800</meta:creation-date>
    <dc:date>2026-03-23T11:24:57.286404500</dc:date>
    <meta:editing-duration>PT10M40S</meta:editing-duration>
    <meta:editing-cycles>1</meta:editing-cycles>
    <meta:document-statistic meta:table-count="0" meta:image-count="0" meta:object-count="0" meta:page-count="1" meta:paragraph-count="18" meta:word-count="270" meta:character-count="1572" meta:non-whitespace-character-count="1320"/>
    <meta:generator>LibreOffice/25.2.7.2$Windows_X86_64 LibreOffice_project/5cbfd1ab6520636bb5f7b99185aa69bd7456825d</meta:generator>
  </office:meta>
</office:document-meta>
</file>